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Liberation Sans" fo:font-weight="normal" officeooo:rsid="000a790a" officeooo:paragraph-rsid="000a790a" style:font-weight-asian="normal" style:font-weight-complex="normal"/>
    </style:style>
    <style:style style:name="P2" style:family="paragraph" style:parent-style-name="Header">
      <style:paragraph-properties fo:text-align="end" style:justify-single-word="false"/>
      <style:text-properties style:font-name="Liberation Sans" fo:font-weight="normal" officeooo:rsid="000a790a" officeooo:paragraph-rsid="000a790a" style:font-weight-asian="normal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font-size="18pt" fo:font-weight="normal" officeooo:rsid="000a790a" officeooo:paragraph-rsid="000a790a" style:font-size-asian="15.75pt" style:font-weight-asian="normal" style:font-size-complex="18pt" style:font-weight-complex="normal"/>
    </style:style>
    <style:style style:name="P4" style:family="paragraph" style:parent-style-name="Text_20_body">
      <style:paragraph-properties fo:text-align="center" style:justify-single-word="false" fo:break-before="page"/>
      <style:text-properties fo:font-size="18pt" fo:font-weight="normal" officeooo:rsid="000a790a" officeooo:paragraph-rsid="000a790a" style:font-size-asian="15.75pt" style:font-weight-asian="normal" style:font-size-complex="18pt" style:font-weight-complex="normal"/>
    </style:style>
    <style:style style:name="P5" style:family="paragraph" style:parent-style-name="Title">
      <style:text-properties officeooo:paragraph-rsid="000a790a"/>
    </style:style>
    <style:style style:name="T1" style:family="text">
      <style:text-properties officeooo:rsid="00095dfb"/>
    </style:style>
    <style:style style:name="T2" style:family="text">
      <style:text-properties style:font-name="Liberation Sans" fo:font-size="28pt" fo:font-weight="bold" officeooo:rsid="000a790a" style:font-name-asian="Noto Sans CJK SC" style:font-size-asian="28pt" style:font-weight-asian="bold" style:font-name-complex="Lohit Devanagari" style:font-size-complex="28pt" style:font-weight-complex="bold"/>
    </style:style>
    <style:style style:name="T3" style:family="text">
      <style:text-properties style:font-name="Liberation Sans" style:font-name-asian="Noto Sans CJK SC" style:font-name-complex="Lohit Devanagari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ext_20_body"/>
      <text:p text:style-name="Text_20_body"/>
      <text:p text:style-name="Text_20_body"/>
      <text:p text:style-name="P5"><text:span text:style-name="T1">CS445 Lab Report: </text:span><text:span text:style-name="T2">Packet Sniffing and Spoofing</text:span></text:p>
      <text:p text:style-name="P3"><text:span text:style-name="T3">Austin Decker</text:span></text:p>
      <text:p text:style-name="P3"><text:span text:style-name="T3">22 November 2024</text:span></text:p>
      <text:p text:style-name="P3"><text:span text:style-name="T3"/></text:p>
      <text:p text:style-name="P4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Liberation Sans" fo:font-weight="normal" officeooo:rsid="000a790a" officeooo:paragraph-rsid="000a790a" style:font-weight-asian="normal" style:font-weight-complex="normal"/>
    </style:style>
    <style:style style:name="MP2" style:family="paragraph" style:parent-style-name="Header">
      <style:paragraph-properties fo:text-align="end" style:justify-single-word="false"/>
      <style:text-properties style:font-name="Liberation Sans" fo:font-weight="normal" officeooo:rsid="000a790a" officeooo:paragraph-rsid="000a790a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CS 445 Lab Report: Packet sniffing and spoofing</text:p>
        <text:p text:style-name="MP2">Austin Decker <text:page-number text:select-page="current">2</text:page-number></text:p>
      </style:header>
      <loext:header-first>
        <text:p text:style-name="MP1"/>
      </loext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2T15:04:29.487913573</meta:creation-date>
    <dc:date>2024-11-12T15:10:27.104067780</dc:date>
    <meta:editing-duration>PT5M5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5" meta:word-count="23" meta:character-count="137" meta:non-whitespace-character-count="119"/>
  </office:meta>
</office:document-meta>
</file>